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3.302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10.16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10.16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795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0.889cm">
          <text:p text:style-name="P1">Public 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3.683cm">
          <text:p text:style-name="P1">Private 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1.524cm" svg:x2="15.621cm" svg:y2="3.937cm">
          <text:p/>
        </draw:line>
        <draw:line draw:style-name="gr2" draw:text-style-name="P2" draw:layer="layout" svg:x1="15.621cm" svg:y1="4.064cm" svg:x2="19.939cm" svg:y2="4.445cm">
          <text:p/>
        </draw:line>
        <draw:line draw:style-name="gr3" draw:text-style-name="P3" draw:layer="layout" svg:x1="6.985cm" svg:y1="3.937cm" svg:x2="10.795cm" svg:y2="3.937cm">
          <text:p/>
        </draw:line>
        <draw:line draw:style-name="gr3" draw:text-style-name="P3" draw:layer="layout" svg:x1="6.985cm" svg:y1="10.922cm" svg:x2="10.795cm" svg:y2="10.922cm">
          <text:p/>
        </draw:line>
        <draw:line draw:style-name="gr3" draw:text-style-name="P3" draw:layer="layout" svg:x1="15.621cm" svg:y1="10.922cm" svg:x2="19.939cm" svg:y2="11.557cm">
          <text:p/>
        </draw:line>
        <draw:custom-shape draw:style-name="gr1" draw:text-style-name="P1" draw:layer="layout" svg:width="4.826cm" svg:height="1.397cm" svg:x="10.795cm" svg:y="13.208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13.208cm" svg:x2="13.208cm" svg:y2="11.557cm">
          <text:p/>
        </draw:line>
        <draw:custom-shape draw:style-name="gr4" draw:text-style-name="P1" draw:layer="layout" svg:width="5.842cm" svg:height="1.397cm" svg:x="10.287cm" svg:y="6.604cm">
          <text:p text:style-name="P1">Secretari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08cm" svg:y1="4.699cm" svg:x2="13.208cm" svg:y2="6.604cm">
          <text:p/>
        </draw:line>
        <draw:custom-shape draw:style-name="gr1" draw:text-style-name="P1" draw:layer="layout" svg:width="4.826cm" svg:height="1.397cm" svg:x="19.812cm" svg:y="6.604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08cm" svg:y1="10.16cm" svg:x2="13.208cm" svg:y2="8.001cm">
          <text:p/>
        </draw:line>
        <draw:custom-shape draw:style-name="gr1" draw:text-style-name="P1" draw:layer="layout" svg:width="4.826cm" svg:height="1.397cm" svg:x="2.159cm" svg:y="3.302cm">
          <text:p text:style-name="P1">Strateg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129cm" svg:y1="7.366cm" svg:x2="19.812cm" svg:y2="7.3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0-12-29T18:18:54.170635322</dc:date>
    <meta:editing-duration>PT55M55S</meta:editing-duration>
    <meta:editing-cycles>6</meta:editing-cycles>
    <meta:generator>LibreOffice/6.4.6.2$Linux_X86_64 LibreOffice_project/40$Build-2</meta:generator>
    <meta:document-statistic meta:object-count="19"/>
  </office:meta>
</office:document-meta>
</file>